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02_20-42-57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03_02-08-02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03_02-08-13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03_08-02-53_000.jpg</text:p>
          </table:table-cell>
          <table:table-cell table:style-name="ce19" office:value-type="string">
            <text:p>:m :lets / action activity / やること / genre=技術 / content=技術の適用先。体系的に、見つけよう。水道分野、道路。等々。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lets / action activity / やること / genre=技術 / content=技術の適用先。体系的に、見つけよう。水道分野、道路。等々。">
            <text:p>:m :lets / action activity / やること / genre=技術 / content=技術の適用先。体系的に、見つけよう。水道分野、道路。等々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03_08-02-59_000.jpg</text:p>
          </table:table-cell>
          <table:table-cell table:style-name="ce19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03_12-22-01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03_12-22-01_001.jpg</text:p>
          </table:table-cell>
          <table:table-cell table:style-name="ce12" office:value-type="string">
            <text:p>-*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03_15-05-27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資料：天気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東和 PHOTO / 211204sa / 鵜の木（東急多摩川線） / 鵜の木３丁目計画新築工事 / １名 / 橘設備工業㈱（藤木建設） / 資料：天気">
            <text:p><text:s/>:m 東和 PHOTO / 211204sa / 鵜の木（東急多摩川線） / 鵜の木３丁目計画新築工事 / １名 / 橘設備工業㈱（藤木建設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03_15-07-21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資料：交通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東和 PHOTO / 211204sa / 鵜の木（東急多摩川線） / 鵜の木３丁目計画新築工事 / １名 / 橘設備工業㈱（藤木建設） / 資料：交通">
            <text:p><text:s/>:m 東和 PHOTO / 211204sa / 鵜の木（東急多摩川線） / 鵜の木３丁目計画新築工事 / １名 / 橘設備工業㈱（藤木建設） / 資料：交通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03_15-07-26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資料：交通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東和 PHOTO / 211204sa / 鵜の木（東急多摩川線） / 鵜の木３丁目計画新築工事 / １名 / 橘設備工業㈱（藤木建設） / 資料：交通">
            <text:p><text:s/>:m 東和 PHOTO / 211204sa / 鵜の木（東急多摩川線） / 鵜の木３丁目計画新築工事 / １名 / 橘設備工業㈱（藤木建設） / 資料：交通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2-03_15-18-49_001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東和 PHOTO / 211204sa / 鵜の木（東急多摩川線） / 鵜の木３丁目計画新築工事 / １名 / 橘設備工業㈱（藤木建設） / 指示書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03_15-18-56_001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m 東和 PHOTO / 211204sa / 鵜の木（東急多摩川線） / 鵜の木３丁目計画新築工事 / １名 / 橘設備工業㈱（藤木建設） / 指示書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03_15-19-14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 :m 東和 PHOTO / 211204sa / 鵜の木（東急多摩川線） / 鵜の木３丁目計画新築工事 / １名 / 橘設備工業㈱（藤木建設） / 指示書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2-03_15-19-18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 :m 東和 PHOTO / 211204sa / 鵜の木（東急多摩川線） / 鵜の木３丁目計画新築工事 / １名 / 橘設備工業㈱（藤木建設） / 指示書">
            <text:p><text:s/>:m 東和 PHOTO / 211204sa / 鵜の木（東急多摩川線） / 鵜の木３丁目計画新築工事 / １名 / 橘設備工業㈱（藤木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2-03_15-19-29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指示書：地図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 :m 東和 PHOTO / 211204sa / 鵜の木（東急多摩川線） / 鵜の木３丁目計画新築工事 / １名 / 橘設備工業㈱（藤木建設） / 指示書：地図">
            <text:p><text:s/>:m 東和 PHOTO / 211204sa / 鵜の木（東急多摩川線） / 鵜の木３丁目計画新築工事 / １名 / 橘設備工業㈱（藤木建設） / 指示書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1-12-03_15-39-09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資料：地図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 :m 東和 PHOTO / 211204sa / 鵜の木（東急多摩川線） / 鵜の木３丁目計画新築工事 / １名 / 橘設備工業㈱（藤木建設） / 資料：地図">
            <text:p><text:s/>:m 東和 PHOTO / 211204sa / 鵜の木（東急多摩川線） / 鵜の木３丁目計画新築工事 / １名 / 橘設備工業㈱（藤木建設） / 資料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1-12-03_15-46-09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資料：地図：路上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 :m 東和 PHOTO / 211204sa / 鵜の木（東急多摩川線） / 鵜の木３丁目計画新築工事 / １名 / 橘設備工業㈱（藤木建設） / 資料：地図：路上">
            <text:p><text:s/>:m 東和 PHOTO / 211204sa / 鵜の木（東急多摩川線） / 鵜の木３丁目計画新築工事 / １名 / 橘設備工業㈱（藤木建設） / 資料：地図：路上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1-12-03_15-49-31_000.jpg</text:p>
          </table:table-cell>
          <table:table-cell table:style-name="ce19" office:value-type="string">
            <text:p>:m RES 1*2 / free# JVEMV6 76#_46:1 / 76. physics / w=~,topics=最小作用の原理,other=orig+:光線の軌跡：最短距離;q+:片方の端点のy座標が、もう片方のそれと異なっている場合,s=~,i=~,doc=r-8-2~2</text:p>
          </table:table-cell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m RES 1*2 / free# JVEMV6 76#_46:1 / 76. physics / w=~,topics=最小作用の原理,other=orig+:光線の軌跡：最短距離;q+:片方の端点のy座標が、もう片方のそれと異なっている場合,s=~,i=~,doc=r-8-2~2">
            <text:p>:m RES 1*2 / free# JVEMV6 76#_46:1 / 76. physics / w=~,topics=最小作用の原理,other=orig+:光線の軌跡：最短距離;q+:片方の端点のy座標が、もう片方のそれと異なっている場合,s=~,i=~,doc=r-8-2~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1-12-03_15-49-47_000.jpg</text:p>
          </table:table-cell>
          <table:table-cell table:style-name="ce12" office:value-type="string">
            <text:p>:m RES 2*2 / free# JVEMV6 76#_46:1 / 76. physics / w=~,topics=最小作用の原理,other=~,s=~,i=~,doc=r-8-2~2</text:p>
          </table:table-cell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m RES 2*2 / free# JVEMV6 76#_46:1 / 76. physics / w=~,topics=最小作用の原理,other=~,s=~,i=~,doc=r-8-2~2">
            <text:p>:m RES 2*2 / free# JVEMV6 76#_46:1 / 76. physics / w=~,topics=最小作用の原理,other=~,s=~,i=~,doc=r-8-2~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5" office:value-type="string">
            <text:p>2021-12-03_17-02-39_000.jpg</text:p>
          </table:table-cell>
          <table:table-cell table:style-name="ce19" office:value-type="string">
            <text:p>:m #*# RES / JVEMV6 64#114_hirata_-- / 『霊の御柱』（たまのみはしら） 著者=平田篤胤,校注=~ / p.25 / w=結[とぢめ；国土[くに；吾屋惶根[あやかしこね；混淆て[まじり；混成れる[むらがりな；稚々しき[うひうひ,topic=読み方</text:p>
          </table:table-cell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m #*# RES / JVEMV6 64#114_hirata_-- / 『霊の御柱』（たまのみはしら） 著者=平田篤胤,校注=~ / p.25 / w=結[とぢめ；国土[くに；吾屋惶根[あやかしこね；混淆て[まじり；混成れる[むらがりな；稚々しき[うひうひ,topic=読み方">
            <text:p>:m #*# RES / JVEMV6 64#114_hirata_-- / 『霊の御柱』（たまのみはしら） 著者=平田篤胤,校注=~ / p.25 / w=結[とぢめ；国土[くに；吾屋惶根[あやかしこね；混淆て[まじり；混成れる[むらがりな；稚々しき[うひうひ,topic=読み方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1-12-03_20-09-41_000.jpg</text:p>
          </table:table-cell>
          <table:table-cell table:style-name="ce19" office:value-type="string">
            <text:p>:m :th / topic=自分の心の動き / content=東和の新田氏から、月曜の仕事のことを頼まれ、引き受けた。「いいように使われる」故の、悲しみか。なにが嫌なのか。なにが不安なのか？ / lang=ja</text:p>
          </table:table-cell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m :th / topic=自分の心の動き / content=東和の新田氏から、月曜の仕事のことを頼まれ、引き受けた。「いいように使われる」故の、悲しみか。なにが嫌なのか。なにが不安なのか？ / lang=ja">
            <text:p>:m :th / topic=自分の心の動き / content=東和の新田氏から、月曜の仕事のことを頼まれ、引き受けた。「いいように使われる」故の、悲しみか。なにが嫌なのか。なにが不安なのか？ / lang=ja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2021-12-03_20-50-4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1-12-03_22-17-08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資料：天気</text:p>
          </table:table-cell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 :m 東和 PHOTO / 211204sa / 鵜の木（東急多摩川線） / 鵜の木３丁目計画新築工事 / １名 / 橘設備工業㈱（藤木建設） / 資料：天気">
            <text:p><text:s/>:m 東和 PHOTO / 211204sa / 鵜の木（東急多摩川線） / 鵜の木３丁目計画新築工事 / １名 / 橘設備工業㈱（藤木建設） / 資料：天気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5" office:value-type="string">
            <text:p>2021-12-03_22-27-55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5" office:value-type="string">
            <text:p>2021-12-04_01-41-05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5" office:value-type="string">
            <text:p>2021-12-04_04-10-10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5" office:value-type="string">
            <text:p>2021-12-04_05-06-52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出発時間：部屋を出る時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 :m 東和 PHOTO / 211204sa / 鵜の木（東急多摩川線） / 鵜の木３丁目計画新築工事 / １名 / 橘設備工業㈱（藤木建設） / 出発時間：部屋を出る時間">
            <text:p><text:s/>:m 東和 PHOTO / 211204sa / 鵜の木（東急多摩川線） / 鵜の木３丁目計画新築工事 / １名 / 橘設備工業㈱（藤木建設） / 出発時間：部屋を出る時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2021-12-04_05-21-15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出発時間 / N-35-35-28.656005 E-139-34-50.148925</text:p>
          </table:table-cell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:m 東和 PHOTO / 211204sa / 鵜の木（東急多摩川線） / 鵜の木３丁目計画新築工事 / １名 / 橘設備工業㈱（藤木建設） / 出発時間 / N-35-35-28.656005 E-139-34-50.148925 / N-35-35-28.656005 E-139-34-50.148925">
            <text:p><text:s/>:m 東和 PHOTO / 211204sa / 鵜の木（東急多摩川線） / 鵜の木３丁目計画新築工事 / １名 / 橘設備工業㈱（藤木建設） / 出発時間 / N-35-35-28.656005 E-139-34-50.148925 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2021-12-04_06-28-07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402282 E-139-40-35.449218</text:p>
          </table:table-cell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:m 東和 PHOTO / 211204sa / 鵜の木（東急多摩川線） / 鵜の木３丁目計画新築工事 / １名 / 橘設備工業㈱（藤木建設） / 現場状況 / N-35-34-36.402282 E-139-40-35.449218 / N-35-34-36.402282 E-139-40-35.449218">
            <text:p><text:s/>:m 東和 PHOTO / 211204sa / 鵜の木（東急多摩川線） / 鵜の木３丁目計画新築工事 / １名 / 橘設備工業㈱（藤木建設） / 現場状況 / N-35-34-36.402282 E-139-40-35.449218 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2021-12-04_06-28-10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402282 E-139-40-35.449218</text:p>
          </table:table-cell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:m 東和 PHOTO / 211204sa / 鵜の木（東急多摩川線） / 鵜の木３丁目計画新築工事 / １名 / 橘設備工業㈱（藤木建設） / 現場状況 / N-35-34-36.402282 E-139-40-35.449218 / N-35-34-36.402282 E-139-40-35.449218">
            <text:p><text:s/>:m 東和 PHOTO / 211204sa / 鵜の木（東急多摩川線） / 鵜の木３丁目計画新築工事 / １名 / 橘設備工業㈱（藤木建設） / 現場状況 / N-35-34-36.402282 E-139-40-35.449218 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5" office:value-type="string">
            <text:p>2021-12-04_06-28-19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402282 E-139-40-35.449218</text:p>
          </table:table-cell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:m 東和 PHOTO / 211204sa / 鵜の木（東急多摩川線） / 鵜の木３丁目計画新築工事 / １名 / 橘設備工業㈱（藤木建設） / 現場状況 / N-35-34-36.402282 E-139-40-35.449218 / N-35-34-36.402282 E-139-40-35.449218">
            <text:p><text:s/>:m 東和 PHOTO / 211204sa / 鵜の木（東急多摩川線） / 鵜の木３丁目計画新築工事 / １名 / 橘設備工業㈱（藤木建設） / 現場状況 / N-35-34-36.402282 E-139-40-35.449218 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5" office:value-type="string">
            <text:p>2021-12-04_06-28-26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539611 E-139-40-34.954833</text:p>
          </table:table-cell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:m 東和 PHOTO / 211204sa / 鵜の木（東急多摩川線） / 鵜の木３丁目計画新築工事 / １名 / 橘設備工業㈱（藤木建設） / 現場状況 / N-35-34-36.539611 E-139-40-34.954833 / N-35-34-36.539611 E-139-40-34.954833">
            <text:p><text:s/>:m 東和 PHOTO / 211204sa / 鵜の木（東急多摩川線） / 鵜の木３丁目計画新築工事 / １名 / 橘設備工業㈱（藤木建設） / 現場状況 / N-35-34-36.539611 E-139-40-34.954833 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2021-12-04_06-28-29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539611 E-139-40-34.954833</text:p>
          </table:table-cell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:m 東和 PHOTO / 211204sa / 鵜の木（東急多摩川線） / 鵜の木３丁目計画新築工事 / １名 / 橘設備工業㈱（藤木建設） / 現場状況 / N-35-34-36.539611 E-139-40-34.954833 / N-35-34-36.539611 E-139-40-34.954833">
            <text:p><text:s/>:m 東和 PHOTO / 211204sa / 鵜の木（東急多摩川線） / 鵜の木３丁目計画新築工事 / １名 / 橘設備工業㈱（藤木建設） / 現場状況 / N-35-34-36.539611 E-139-40-34.954833 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string">
            <text:p>2021-12-04_06-28-40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731872 E-139-40-36.492919</text:p>
          </table:table-cell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:m 東和 PHOTO / 211204sa / 鵜の木（東急多摩川線） / 鵜の木３丁目計画新築工事 / １名 / 橘設備工業㈱（藤木建設） / 現場状況 / N-35-34-36.731872 E-139-40-36.492919 / N-35-34-36.731872 E-139-40-36.492919">
            <text:p><text:s/>:m 東和 PHOTO / 211204sa / 鵜の木（東急多摩川線） / 鵜の木３丁目計画新築工事 / １名 / 橘設備工業㈱（藤木建設） / 現場状況 / N-35-34-36.731872 E-139-40-36.492919 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office:value-type="string">
            <text:p>2021-12-04_07-07-29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965332 E-139-40-34.130859</text:p>
          </table:table-cell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:m 東和 PHOTO / 211204sa / 鵜の木（東急多摩川線） / 鵜の木３丁目計画新築工事 / １名 / 橘設備工業㈱（藤木建設） / 現場状況 / N-35-34-36.965332 E-139-40-34.130859 / N-35-34-36.965332 E-139-40-34.130859">
            <text:p><text:s/>:m 東和 PHOTO / 211204sa / 鵜の木（東急多摩川線） / 鵜の木３丁目計画新築工事 / １名 / 橘設備工業㈱（藤木建設） / 現場状況 / N-35-34-36.965332 E-139-40-34.130859 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5" office:value-type="string">
            <text:p>2021-12-04_07-07-34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965332 E-139-40-34.130859</text:p>
          </table:table-cell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:m 東和 PHOTO / 211204sa / 鵜の木（東急多摩川線） / 鵜の木３丁目計画新築工事 / １名 / 橘設備工業㈱（藤木建設） / 現場状況 / N-35-34-36.965332 E-139-40-34.130859 / N-35-34-36.965332 E-139-40-34.130859">
            <text:p><text:s/>:m 東和 PHOTO / 211204sa / 鵜の木（東急多摩川線） / 鵜の木３丁目計画新築工事 / １名 / 橘設備工業㈱（藤木建設） / 現場状況 / N-35-34-36.965332 E-139-40-34.130859 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5" office:value-type="string">
            <text:p>2021-12-04_07-07-43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965332 E-139-40-34.130859</text:p>
          </table:table-cell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:m 東和 PHOTO / 211204sa / 鵜の木（東急多摩川線） / 鵜の木３丁目計画新築工事 / １名 / 橘設備工業㈱（藤木建設） / 現場状況 / N-35-34-36.965332 E-139-40-34.130859 / N-35-34-36.965332 E-139-40-34.130859">
            <text:p><text:s/>:m 東和 PHOTO / 211204sa / 鵜の木（東急多摩川線） / 鵜の木３丁目計画新築工事 / １名 / 橘設備工業㈱（藤木建設） / 現場状況 / N-35-34-36.965332 E-139-40-34.130859 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5" office:value-type="string">
            <text:p>2021-12-04_07-07-47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965332 E-139-40-34.130859</text:p>
          </table:table-cell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:m 東和 PHOTO / 211204sa / 鵜の木（東急多摩川線） / 鵜の木３丁目計画新築工事 / １名 / 橘設備工業㈱（藤木建設） / 現場状況 / N-35-34-36.965332 E-139-40-34.130859 / N-35-34-36.965332 E-139-40-34.130859">
            <text:p><text:s/>:m 東和 PHOTO / 211204sa / 鵜の木（東急多摩川線） / 鵜の木３丁目計画新築工事 / １名 / 橘設備工業㈱（藤木建設） / 現場状況 / N-35-34-36.965332 E-139-40-34.130859 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string">
            <text:p>2021-12-04_07-07-53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現場状況 / N-35-34-36.965332 E-139-40-34.130859</text:p>
          </table:table-cell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:m 東和 PHOTO / 211204sa / 鵜の木（東急多摩川線） / 鵜の木３丁目計画新築工事 / １名 / 橘設備工業㈱（藤木建設） / 現場状況 / N-35-34-36.965332 E-139-40-34.130859 / N-35-34-36.965332 E-139-40-34.130859">
            <text:p><text:s/>:m 東和 PHOTO / 211204sa / 鵜の木（東急多摩川線） / 鵜の木３丁目計画新築工事 / １名 / 橘設備工業㈱（藤木建設） / 現場状況 / N-35-34-36.965332 E-139-40-34.130859 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office:value-type="string">
            <text:p>2021-12-04_07-12-32_000.jpg</text:p>
          </table:table-cell>
          <table:table-cell table:style-name="ce28" office:value-type="string">
            <text:p><text:s/>:PHOTO 記録しておきたいもの / @東和現場：鵜の木駅最寄り、トイレの横の流し / subject=手洗い用の、洗剤。大きな容器 / content=~,other=~ / N-35-34-37.226257 E-139-40-34.625244</text:p>
          </table:table-cell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:PHOTO 記録しておきたいもの / @東和現場：鵜の木駅最寄り、トイレの横の流し / subject=手洗い用の、洗剤。大きな容器 / content=~,other=~ / N-35-34-37.226257 E-139-40-34.625244 / N-35-34-37.226257 E-139-40-34.625244">
            <text:p><text:s/>:PHOTO 記録しておきたいもの / @東和現場：鵜の木駅最寄り、トイレの横の流し / subject=手洗い用の、洗剤。大きな容器 / content=~,other=~ / N-35-34-37.226257 E-139-40-34.625244 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5" office:value-type="string">
            <text:p>2021-12-04_13-57-23_000.jpg</text:p>
          </table:table-cell>
          <table:table-cell table:style-name="ce28" office:value-type="string">
            <text:p><text:s/>:PHOTO 記録しておきたいもの / @鵜の木駅近く、東和現場へ行く途中 / object=住宅：壁。壁板。,photo-for=記録,other=陽に当たっている部分が、熱を発している。横を通った際に、顔の肌に感じる。接続している、陽に当たっていない部分は、常温。外気の気温と、違いは気づかない。 / N-35-34-36.182556 E-139-40-40.393066</text:p>
          </table:table-cell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:PHOTO 記録しておきたいもの / @鵜の木駅近く、東和現場へ行く途中 / object=住宅：壁。壁板。,photo-for=記録,other=陽に当たっている部分が、熱を発している。横を通った際に、顔の肌に感じる。接続している、陽に当たっていない部分は、常温。外気の気温と、違いは気づかない。 / N-35-34-36.182556 E-139-40-40.393066 / N-35-34-36.182556 E-139-40-40.393066">
            <text:p><text:s/>:PHOTO 記録しておきたいもの / @鵜の木駅近く、東和現場へ行く途中 / object=住宅：壁。壁板。,photo-for=記録,other=陽に当たっている部分が、熱を発している。横を通った際に、顔の肌に感じる。接続している、陽に当たっていない部分は、常温。外気の気温と、違いは気づかない。 / N-35-34-36.182556 E-139-40-40.393066 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5" office:value-type="string">
            <text:p>2021-12-04_14-22-51_000.jpg</text:p>
          </table:table-cell>
          <table:table-cell table:style-name="ce28" office:value-type="string">
            <text:p><text:s/>:PHOTO 記録しておきたいもの / @自由が丘駅：ホーム、東和現場から帰る途中 / object=ホーム上の、高架。線路の、桁。光の加減,photo-for=記録,other=紫色の光が、幾種類か / N-35-36-26.38916 E-139-40-8.422851</text:p>
          </table:table-cell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:PHOTO 記録しておきたいもの / @自由が丘駅：ホーム、東和現場から帰る途中 / object=ホーム上の、高架。線路の、桁。光の加減,photo-for=記録,other=紫色の光が、幾種類か / N-35-36-26.38916 E-139-40-8.422851 / N-35-36-26.38916 E-139-40-8.422851">
            <text:p><text:s/>:PHOTO 記録しておきたいもの / @自由が丘駅：ホーム、東和現場から帰る途中 / object=ホーム上の、高架。線路の、桁。光の加減,photo-for=記録,other=紫色の光が、幾種類か / N-35-36-26.38916 E-139-40-8.422851 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5" office:value-type="string">
            <text:p>2021-12-04_14-23-03_000.jpg</text:p>
          </table:table-cell>
          <table:table-cell table:style-name="ce28" office:value-type="string">
            <text:p><text:s/>:PHOTO 記録しておきたいもの / @自由が丘駅：ホーム、東和現場から帰る途中 / object=ホーム上の、高架。線路の、桁。光の加減,photo-for=記録,other=紫色の光が、幾種類か / N-35-36-26.512756 E-139-40-7.543945</text:p>
          </table:table-cell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:PHOTO 記録しておきたいもの / @自由が丘駅：ホーム、東和現場から帰る途中 / object=ホーム上の、高架。線路の、桁。光の加減,photo-for=記録,other=紫色の光が、幾種類か / N-35-36-26.512756 E-139-40-7.543945 / N-35-36-26.512756 E-139-40-7.543945">
            <text:p><text:s/>:PHOTO 記録しておきたいもの / @自由が丘駅：ホーム、東和現場から帰る途中 / object=ホーム上の、高架。線路の、桁。光の加減,photo-for=記録,other=紫色の光が、幾種類か / N-35-36-26.512756 E-139-40-7.543945 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5" office:value-type="string">
            <text:p>2021-12-04_16-01-03_000.jpg</text:p>
          </table:table-cell>
          <table:table-cell table:style-name="ce21" office:value-type="string">
            <text:p><text:s/>:PHOTO 記録 / 文書　/ occasion=自室 / for=「ダヴァール神の国」。教会。案内冊子。 / doc=~,other=宮前平駅。南側で配っていた,add=~ </text:p>
          </table:table-cell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string" office:string-value=" :PHOTO 記録 / 文書　/ occasion=自室 / for=「ダヴァール神の国」。教会。案内冊子。 / doc=~,other=宮前平駅。南側で配っていた,add=~ ">
            <text:p><text:s/>:PHOTO 記録 / 文書　/ occasion=自室 / for=「ダヴァール神の国」。教会。案内冊子。 / doc=~,other=宮前平駅。南側で配っていた,add=~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5" office:value-type="string">
            <text:p>2021-12-04_16-01-08_000.jpg</text:p>
          </table:table-cell>
          <table:table-cell table:style-name="ce21" office:value-type="string">
            <text:p><text:s/>:PHOTO 記録 / 文書　/ occasion=自室 / for=「ダヴァール神の国」。教会。案内冊子。 / doc=~,other=宮前平駅。南側で配っていた,add=~ </text:p>
          </table:table-cell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string" office:string-value=" :PHOTO 記録 / 文書　/ occasion=自室 / for=「ダヴァール神の国」。教会。案内冊子。 / doc=~,other=宮前平駅。南側で配っていた,add=~ ">
            <text:p><text:s/>:PHOTO 記録 / 文書　/ occasion=自室 / for=「ダヴァール神の国」。教会。案内冊子。 / doc=~,other=宮前平駅。南側で配っていた,add=~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5" office:value-type="string">
            <text:p>2021-12-04_16-09-39_000.jpg</text:p>
          </table:table-cell>
          <table:table-cell table:style-name="ce12" office:value-type="string">
            <text:p><text:s/>:m 東和 PHOTO / 211204sa / 鵜の木（東急多摩川線） / 鵜の木３丁目計画新築工事 / １名 / 橘設備工業㈱（藤木建設） / 日報</text:p>
          </table:table-cell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string" office:string-value=" :m 東和 PHOTO / 211204sa / 鵜の木（東急多摩川線） / 鵜の木３丁目計画新築工事 / １名 / 橘設備工業㈱（藤木建設） / 日報">
            <text:p><text:s/>:m 東和 PHOTO / 211204sa / 鵜の木（東急多摩川線） / 鵜の木３丁目計画新築工事 / １名 / 橘設備工業㈱（藤木建設） / 日報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03_18-54-06_000.mp4</text:p>
          </table:table-cell>
          <table:table-cell table:style-name="ce12" office:value-type="string">
            <text:p>:VIDEO / @自室 / 記録 / jap.flute / 演奏、play / R=1 / record,for=大甲：音だし：唇の形を記録する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string" office:string-value=":VIDEO / @自室 / 記録 / jap.flute / 演奏、play / R=1 / record,for=大甲：音だし：唇の形を記録する,other=~">
            <text:p>:VIDEO / @自室 / 記録 / jap.flute / 演奏、play / R=1 / record,for=大甲：音だし：唇の形を記録する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04_06-32-35_000.mp4</text:p>
          </table:table-cell>
          <table:table-cell table:style-name="ce12" office:value-type="string">
            <text:p><text:s/>:m 東和 PHOTO(video) / 211204sa / 鵜の木（東急多摩川線） / 鵜の木３丁目計画新築工事 / １名 / 橘設備工業㈱（藤木建設） / 現場状況：ビデオ</text:p>
          </table:table-cell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string" office:string-value=" :m 東和 PHOTO(video) / 211204sa / 鵜の木（東急多摩川線） / 鵜の木３丁目計画新築工事 / １名 / 橘設備工業㈱（藤木建設） / 現場状況：ビデオ">
            <text:p><text:s/>:m 東和 PHOTO(video) / 211204sa / 鵜の木（東急多摩川線） / 鵜の木３丁目計画新築工事 / １名 / 橘設備工業㈱（藤木建設） / 現場状況：ビデオ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2021-12-04_18-30-35_000.mp4</text:p>
          </table:table-cell>
          <table:table-cell table:style-name="ce12" office:value-type="string">
            <text:p>:VIDEO / @自室 / 記録 / jap.flute / 演奏、play / R=2 / todays-melody,genr=free-play,i.f.=~,notes=,Re+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string" office:string-value=":VIDEO / @自室 / 記録 / jap.flute / 演奏、play / R=2 / todays-melody,genr=free-play,i.f.=~,notes=,Re+,other=~">
            <text:p>:VIDEO / @自室 / 記録 / jap.flute / 演奏、play / R=2 / todays-melody,genr=free-play,i.f.=~,notes=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2021-12-04_18-33-41_000.mp4</text:p>
          </table:table-cell>
          <table:table-cell table:style-name="ce12" office:value-type="string">
            <text:p>:VIDEO / @自室 / 記録 / jap.flute / 演奏、play / R=3 / todays-melody,genr=free-play,i.f.=~,notes=,Re+,other=use:octave-range:kan</text:p>
          </table:table-cell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string" office:string-value=":VIDEO / @自室 / 記録 / jap.flute / 演奏、play / R=3 / todays-melody,genr=free-play,i.f.=~,notes=,Re+,other=use:octave-range:kan">
            <text:p>:VIDEO / @自室 / 記録 / jap.flute / 演奏、play / R=3 / todays-melody,genr=free-play,i.f.=~,notes=,Re+,other=use:octave-range:kan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03_18-54-06_000.mp4</text:p>
          </table:table-cell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04_06-32-35_000.mp4</text:p>
          </table:table-cell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2021-12-04_18-30-35_000.mp4</text:p>
          </table:table-cell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2021-12-04_18-33-41_000.mp4</text:p>
          </table:table-cell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5">2021/12/05</text:date>, <text:time>11:58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05T11:58:44.10</dc:date>
    <dc:creator>iwabuchi ken</dc:creator>
    <meta:editing-duration>P40DT15H45M44S</meta:editing-duration>
    <meta:editing-cycles>13935</meta:editing-cycles>
    <meta:document-statistic meta:table-count="1" meta:cell-count="536" meta:object-count="0"/>
  </office:meta>
</office:document-meta>
</file>